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47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55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5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2cm" fo:min-width="1.06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162cm" fo:min-width="0.83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53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33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69cm" fo:min-width="0.53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866cm" fo:min-width="0.53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05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39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06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866cm" fo:min-width="0.66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8cm" fo:min-width="0.5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161cm" fo:min-width="0.57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69cm" fo:min-width="0.53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188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811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865cm" fo:min-width="0.666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511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2.41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838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29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05cm" fo:min-width="1.002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7cm" fo:min-width="1.44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454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924cm" fo:padding-top="0.15cm" fo:padding-bottom="0.15cm" fo:padding-left="0.275cm" fo:padding-right="0.275cm"/>
    </style:style>
    <style:style style:name="gr2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0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0.99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69cm" fo:min-width="1.768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679cm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025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73cm" fo:min-width="1.274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87cm" fo:min-width="0.308cm" fo:padding-top="0.15cm" fo:padding-bottom="0.15cm" fo:padding-left="0.275cm" fo:padding-right="0.275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81cm" fo:min-width="0.595cm" fo:padding-top="0.15cm" fo:padding-bottom="0.15cm" fo:padding-left="0.275cm" fo:padding-right="0.275cm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6600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ff66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14cm" svg:x="5.745cm" svg:y="3.928cm">
          <draw:text-box>
            <text:p><text:span text:style-name="T1">prop</text:span></text:p>
          </draw:text-box>
        </draw:frame>
        <draw:frame draw:style-name="gr2" draw:text-style-name="P1" draw:layer="layout" svg:width="1.191cm" svg:height="0.614cm" svg:x="4.917cm" svg:y="3.007cm">
          <draw:text-box>
            <text:p><text:span text:style-name="T1">clock</text:span></text:p>
          </draw:text-box>
        </draw:frame>
        <draw:frame draw:style-name="gr3" draw:text-style-name="P1" draw:layer="layout" svg:width="1.145cm" svg:height="0.614cm" svg:x="11.689cm" svg:y="21.298cm">
          <draw:text-box>
            <text:p><text:span text:style-name="T1">back</text:span></text:p>
          </draw:text-box>
        </draw:frame>
        <draw:frame draw:style-name="gr4" draw:text-style-name="P1" draw:layer="layout" svg:width="1.754cm" svg:height="0.632cm" svg:x="14.349cm" svg:y="18.451cm">
          <draw:text-box>
            <text:p><text:span text:style-name="T1">INT(hour)</text:span></text:p>
          </draw:text-box>
        </draw:frame>
        <draw:frame draw:style-name="gr5" draw:text-style-name="P1" draw:layer="layout" svg:width="1.492cm" svg:height="1.553cm" svg:x="3.105cm" svg:y="4.341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14cm" svg:x="7.011cm" svg:y="19.493cm">
          <draw:text-box>
            <text:p><text:span text:style-name="T1">done</text:span></text:p>
          </draw:text-box>
        </draw:frame>
        <draw:frame draw:style-name="gr7" draw:text-style-name="P1" draw:layer="layout" svg:width="2.038cm" svg:height="0.614cm" svg:x="11.12cm" svg:y="19.931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27cm" svg:x="1.069cm" svg:y="3.729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4cm" svg:x="11.7cm" svg:y="4.756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2cm" svg:height="0.614cm" svg:x="16.52cm" svg:y="3.894cm">
          <draw:text-box>
            <text:p><text:span text:style-name="T1">INT(date)</text:span></text:p>
          </draw:text-box>
        </draw:frame>
        <draw:frame draw:style-name="gr11" draw:text-style-name="P1" draw:layer="layout" svg:width="2.101cm" svg:height="0.614cm" svg:x="12.585cm" svg:y="0.952cm">
          <draw:text-box>
            <text:p><text:span text:style-name="T1">INT(second)</text:span></text:p>
          </draw:text-box>
        </draw:frame>
        <draw:frame draw:style-name="gr12" draw:text-style-name="P1" draw:layer="layout" svg:width="1.754cm" svg:height="0.614cm" svg:x="6.79cm" svg:y="0.952cm">
          <draw:text-box>
            <text:p><text:span text:style-name="T1">INT(hour)</text:span></text:p>
          </draw:text-box>
        </draw:frame>
        <draw:frame draw:style-name="gr7" draw:text-style-name="P1" draw:layer="layout" svg:width="2.038cm" svg:height="0.614cm" svg:x="9.641cm" svg:y="0.951cm">
          <draw:text-box>
            <text:p><text:span text:style-name="T1">INT(minute)</text:span></text:p>
          </draw:text-box>
        </draw:frame>
        <draw:frame draw:style-name="gr13" draw:text-style-name="P1" draw:layer="layout" svg:width="1.318cm" svg:height="1.24cm" svg:x="15.81cm" svg:y="16.757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4" draw:text-style-name="P1" draw:layer="layout" svg:width="1.145cm" svg:height="0.648cm" svg:x="10.15cm" svg:y="23.67cm">
          <draw:text-box>
            <text:p><text:span text:style-name="T1">back</text:span></text:p>
          </draw:text-box>
        </draw:frame>
        <draw:frame draw:style-name="gr15" draw:text-style-name="P1" draw:layer="layout" svg:width="1.225cm" svg:height="1.461cm" svg:x="17.233cm" svg:y="23.436cm">
          <draw:text-box>
            <text:p><text:span text:style-name="T1">Done</text:span></text:p>
            <text:p><text:span text:style-name="T1"/></text:p>
          </draw:text-box>
        </draw:frame>
        <draw:frame draw:style-name="gr16" draw:text-style-name="P1" draw:layer="layout" svg:width="1.179cm" svg:height="0.927cm" svg:x="2.8cm" svg:y="21.445cm">
          <draw:text-box>
            <text:p><text:span text:style-name="T1">back</text:span></text:p>
            <text:p><text:span text:style-name="T1">done</text:span></text:p>
          </draw:text-box>
        </draw:frame>
        <draw:frame draw:style-name="gr17" draw:text-style-name="P1" draw:layer="layout" svg:width="1.881cm" svg:height="0.614cm" svg:x="5.459cm" svg:y="24.83cm">
          <draw:text-box>
            <text:p><text:span text:style-name="T1">INT(day #)</text:span></text:p>
          </draw:text-box>
        </draw:frame>
        <draw:frame draw:style-name="gr18" draw:text-style-name="P1" draw:layer="layout" svg:width="2.554cm" svg:height="0.614cm" svg:x="10.159cm" svg:y="17.529cm">
          <draw:text-box>
            <text:p><text:span text:style-name="T1">INT(schedule #)</text:span></text:p>
          </draw:text-box>
        </draw:frame>
        <draw:frame draw:style-name="gr19" draw:text-style-name="P1" draw:layer="layout" svg:width="1.318cm" svg:height="1.24cm" svg:x="14.773cm" svg:y="14.614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20" draw:text-style-name="P1" draw:layer="layout" svg:width="1.145cm" svg:height="0.614cm" svg:x="14.777cm" svg:y="14.309cm">
          <draw:text-box>
            <text:p><text:span text:style-name="T1">back</text:span></text:p>
          </draw:text-box>
        </draw:frame>
        <draw:frame draw:style-name="gr21" draw:text-style-name="P1" draw:layer="layout" svg:width="3.168cm" svg:height="0.614cm" svg:x="9.089cm" svg:y="15.822cm">
          <draw:text-box>
            <text:p><text:span text:style-name="T1">STR(template name)</text:span></text:p>
          </draw:text-box>
        </draw:frame>
        <draw:frame draw:style-name="gr22" draw:text-style-name="P1" draw:layer="layout" svg:width="0.552cm" svg:height="1.237cm" svg:x="8.517cm" svg:y="15.901cm">
          <draw:text-box>
            <text:p/>
          </draw:text-box>
        </draw:frame>
        <draw:frame draw:style-name="gr23" draw:text-style-name="P1" draw:layer="layout" svg:width="2.008cm" svg:height="0.614cm" svg:x="4.562cm" svg:y="12.333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14cm" svg:x="11.186cm" svg:y="9.259cm">
          <draw:text-box>
            <text:p><text:span text:style-name="T1">done</text:span></text:p>
          </draw:text-box>
        </draw:frame>
        <draw:frame draw:style-name="gr3" draw:text-style-name="P1" draw:layer="layout" svg:width="1.145cm" svg:height="0.614cm" svg:x="9.071cm" svg:y="10.567cm">
          <draw:text-box>
            <text:p><text:span text:style-name="T1">back</text:span></text:p>
          </draw:text-box>
        </draw:frame>
        <draw:frame draw:style-name="gr20" draw:text-style-name="P1" draw:layer="layout" svg:width="1.145cm" svg:height="0.614cm" svg:x="12.749cm" svg:y="10.626cm">
          <draw:text-box>
            <text:p><text:span text:style-name="T1">back</text:span></text:p>
          </draw:text-box>
        </draw:frame>
        <draw:frame draw:style-name="gr24" draw:text-style-name="P1" draw:layer="layout" svg:width="1.678cm" svg:height="2.492cm" svg:x="7.834cm" svg:y="8.418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5" draw:text-style-name="P1" draw:layer="layout" svg:width="2.161cm" svg:height="0.927cm" svg:x="14.832cm" svg:y="9.63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6" draw:text-style-name="P1" draw:layer="layout" svg:width="2.165cm" svg:height="0.614cm" svg:x="12.196cm" svg:y="11.761cm">
          <draw:text-box>
            <text:p><text:span text:style-name="T1">INT(on secs)</text:span></text:p>
          </draw:text-box>
        </draw:frame>
        <draw:frame draw:style-name="gr27" draw:text-style-name="P1" draw:layer="layout" svg:width="1.598cm" svg:height="0.614cm" svg:x="5.849cm" svg:y="11.484cm">
          <draw:text-box>
            <text:p><text:span text:style-name="T1">INT(0-7)</text:span></text:p>
          </draw:text-box>
        </draw:frame>
        <draw:frame draw:style-name="gr2" draw:text-style-name="P1" draw:layer="layout" svg:width="1.191cm" svg:height="0.614cm" svg:x="9.253cm" svg:y="11.761cm">
          <draw:text-box>
            <text:p><text:span text:style-name="T1">cycle</text:span></text:p>
          </draw:text-box>
        </draw:frame>
        <draw:custom-shape draw:style-name="gr28" draw:text-style-name="P3" xml:id="id2" draw:id="id2" draw:layer="layout" svg:width="1.168cm" svg:height="1.168cm" svg:x="3.989cm" svg:y="5.942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4" draw:id="id4" draw:layer="layout" svg:width="1.168cm" svg:height="1.168cm" svg:x="7.45cm" svg:y="11.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3" draw:id="id3" draw:layer="layout" svg:width="1.168cm" svg:height="1.168cm" svg:x="10.878cm" svg:y="11.71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" draw:id="id1" draw:layer="layout" svg:width="1.169cm" svg:height="1.168cm" svg:x="14.466cm" svg:y="11.71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curve" svg:x1="15.051cm" svg:y1="11.714cm" svg:x2="5.157cm" svg:y2="6.526cm" draw:start-shape="id1" draw:start-glue-point="4" draw:end-shape="id2" draw:end-glue-point="10" svg:d="M15051 11714c0-3459-3298-5188-9894-5188" svg:viewBox="0 0 9895 5189">
          <text:p/>
        </draw:connector>
        <draw:custom-shape draw:style-name="gr28" draw:text-style-name="P3" xml:id="id5" draw:id="id5" draw:layer="layout" svg:width="1.168cm" svg:height="1.168cm" svg:x="14.391cm" svg:y="15.8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9" draw:id="id9" draw:layer="layout" svg:width="1.169cm" svg:height="1.168cm" svg:x="3.154cm" svg:y="24.24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20" draw:id="id20" draw:layer="layout" svg:width="1.168cm" svg:height="1.168cm" svg:x="6.742cm" svg:y="15.85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curve" svg:x1="11.462cm" svg:y1="11.713cm" svg:x2="5.157cm" svg:y2="6.526cm" draw:start-shape="id3" draw:start-glue-point="4" draw:end-shape="id2" draw:end-glue-point="10" svg:d="M11462 11713c0-3458-2101-5187-6305-5187" svg:viewBox="0 0 6306 5188">
          <text:p/>
        </draw:connector>
        <draw:connector draw:style-name="gr30" draw:text-style-name="P4" draw:layer="layout" draw:type="curve" svg:x1="8.034cm" svg:y1="11.7cm" svg:x2="5.157cm" svg:y2="6.526cm" draw:start-shape="id4" draw:start-glue-point="4" draw:end-shape="id2" draw:end-glue-point="10" svg:d="M8034 11700c0-3450-959-5174-2877-5174" svg:viewBox="0 0 2878 5175">
          <text:p/>
        </draw:connector>
        <draw:frame draw:style-name="gr8" draw:text-style-name="P1" draw:layer="layout" svg:width="1.179cm" svg:height="0.927cm" svg:x="1.391cm" svg:y="11.052cm">
          <draw:text-box>
            <text:p><text:span text:style-name="T1">back</text:span></text:p>
            <text:p><text:span text:style-name="T1">done</text:span></text:p>
          </draw:text-box>
        </draw:frame>
        <draw:frame draw:style-name="gr31" draw:text-style-name="P1" draw:layer="layout" svg:width="1.678cm" svg:height="0.614cm" svg:x="2.299cm" svg:y="8.887cm">
          <draw:text-box>
            <text:p><text:span text:style-name="T1">schedule</text:span></text:p>
          </draw:text-box>
        </draw:frame>
        <draw:custom-shape draw:style-name="gr28" draw:text-style-name="P3" xml:id="id8" draw:id="id8" draw:layer="layout" svg:width="1.168cm" svg:height="1.168cm" svg:x="7.563cm" svg:y="24.223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0" draw:id="id10" draw:layer="layout" svg:width="1.168cm" svg:height="1.168cm" svg:x="12.322cm" svg:y="24.30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2.508cm" svg:height="0.869cm" svg:x="13.968cm" svg:y="24.914cm">
          <draw:text-box>
            <text:p><text:span text:style-name="T1">INT(template #)</text:span></text:p>
          </draw:text-box>
        </draw:frame>
        <draw:frame draw:style-name="gr33" draw:text-style-name="P1" draw:layer="layout" svg:width="2.415cm" svg:height="0.614cm" svg:x="9.581cm" svg:y="24.909cm">
          <draw:text-box>
            <text:p><text:span text:style-name="T1">INT(channel #)</text:span></text:p>
          </draw:text-box>
        </draw:frame>
        <draw:custom-shape draw:style-name="gr29" draw:text-style-name="P3" xml:id="id21" draw:id="id21" draw:layer="layout" svg:width="1.169cm" svg:height="1.168cm" svg:x="16.468cm" svg:y="24.28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2" draw:id="id12" draw:layer="layout" svg:width="1.168cm" svg:height="1.168cm" svg:x="5.645cm" svg:y="1.06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6" draw:id="id6" draw:layer="layout" svg:width="1.168cm" svg:height="1.168cm" svg:x="13.692cm" svg:y="19.954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curve" svg:x1="15.388cm" svg:y1="16.817cm" svg:x2="14.276cm" svg:y2="19.954cm" draw:start-shape="id5" draw:start-glue-point="9" draw:end-shape="id6" draw:end-glue-point="4" svg:d="M15388 16817c0 2482-1112 914-1112 3137" svg:viewBox="0 0 1113 3138">
          <text:p/>
        </draw:connector>
        <draw:custom-shape draw:style-name="gr28" draw:text-style-name="P3" xml:id="id7" draw:id="id7" draw:layer="layout" svg:width="1.168cm" svg:height="1.168cm" svg:x="7.839cm" svg:y="20.015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curve" draw:line-skew="0.679cm 2.124cm" svg:x1="8.423cm" svg:y1="21.183cm" svg:x2="15.559cm" svg:y2="16.404cm" draw:start-shape="id7" draw:start-glue-point="8" draw:end-shape="id5" draw:end-glue-point="10" svg:d="M8423 21183c0 1771 4881 1477 7650-161s3425-4618-514-4618" svg:viewBox="0 0 9910 5983">
          <text:p/>
        </draw:connector>
        <draw:connector draw:style-name="gr30" draw:text-style-name="P4" draw:layer="layout" draw:type="curve" svg:x1="7.734cm" svg:y1="24.394cm" svg:x2="3.739cm" svg:y2="24.249cm" draw:start-shape="id8" draw:start-glue-point="5" draw:end-shape="id9" draw:end-glue-point="4" svg:d="M7734 24394c0-1008-3995-935-3995-145" svg:viewBox="0 0 3996 748">
          <text:p/>
        </draw:connector>
        <draw:connector draw:style-name="gr30" draw:text-style-name="P4" draw:layer="layout" draw:type="curve" svg:x1="12.493cm" svg:y1="24.472cm" svg:x2="8.147cm" svg:y2="24.223cm" draw:start-shape="id10" draw:start-glue-point="5" draw:end-shape="id8" draw:end-glue-point="4" svg:d="M12493 24472c0-1125-4346-1000-4346-249" svg:viewBox="0 0 4347 830">
          <text:p/>
        </draw:connector>
        <draw:custom-shape draw:style-name="gr28" draw:text-style-name="P3" xml:id="id14" draw:id="id14" draw:layer="layout" svg:width="1.168cm" svg:height="1.168cm" svg:x="8.436cm" svg:y="1.06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7" draw:id="id17" draw:layer="layout" svg:width="1.168cm" svg:height="1.168cm" svg:x="11.502cm" svg:y="1.06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8" draw:id="id18" draw:layer="layout" svg:width="1.168cm" svg:height="1.175cm" svg:x="14.385cm" svg:y="1.0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1" draw:id="id11" draw:layer="layout" svg:width="1.168cm" svg:height="1.168cm" svg:x="11.202cm" svg:y="3.079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5" draw:id="id15" draw:layer="layout" svg:width="1.168cm" svg:height="1.168cm" svg:x="14.392cm" svg:y="3.10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16" draw:id="id16" draw:layer="layout" svg:width="1.136cm" svg:height="1.168cm" svg:x="17.419cm" svg:y="6.852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9" draw:id="id19" draw:layer="layout" svg:width="1.168cm" svg:height="1.167cm" svg:x="17.329cm" svg:y="1.06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" draw:layer="layout" svg:width="1.708cm" svg:height="0.614cm" svg:x="15.59cm" svg:y="0.996cm">
          <draw:text-box>
            <text:p><text:span text:style-name="T1">INT(dow)</text:span></text:p>
          </draw:text-box>
        </draw:frame>
        <draw:frame draw:style-name="gr38" draw:text-style-name="P1" draw:layer="layout" svg:width="1.974cm" svg:height="0.614cm" svg:x="15.626cm" svg:y="6.326cm">
          <draw:text-box>
            <text:p><text:span text:style-name="T1">INT(month)</text:span></text:p>
          </draw:text-box>
        </draw:frame>
        <draw:frame draw:style-name="gr10" draw:text-style-name="P1" draw:layer="layout" svg:width="1.742cm" svg:height="0.614cm" svg:x="12.817cm" svg:y="3.094cm">
          <draw:text-box>
            <text:p><text:span text:style-name="T1">INT(year)</text:span></text:p>
          </draw:text-box>
        </draw:frame>
        <draw:connector draw:style-name="gr39" draw:text-style-name="P4" draw:layer="layout" draw:type="curve" svg:x1="11.786cm" svg:y1="4.247cm" svg:x2="5.157cm" svg:y2="6.526cm" draw:start-shape="id11" draw:start-glue-point="8" draw:end-shape="id2" draw:end-glue-point="10" svg:d="M11786 4247c0 1520-2209 2279-6629 2279" svg:viewBox="0 0 6630 2280">
          <text:p/>
        </draw:connector>
        <draw:connector draw:style-name="gr30" draw:text-style-name="P4" draw:layer="layout" draw:type="curve" svg:x1="4.573cm" svg:y1="5.942cm" svg:x2="3.989cm" svg:y2="6.526cm" draw:start-shape="id2" draw:start-glue-point="4" draw:end-shape="id2" draw:end-glue-point="6" svg:d="M4573 5942c0-751-543-627-877-293s-458 877 293 877" svg:viewBox="0 0 1141 1141">
          <text:p/>
        </draw:connector>
        <draw:frame draw:style-name="gr20" draw:text-style-name="P1" draw:layer="layout" svg:width="1.145cm" svg:height="0.614cm" svg:x="5.153cm" svg:y="23.494cm">
          <draw:text-box>
            <text:p><text:span text:style-name="T1">back</text:span></text:p>
          </draw:text-box>
        </draw:frame>
        <draw:frame draw:style-name="gr20" draw:text-style-name="P1" draw:layer="layout" svg:width="1.145cm" svg:height="0.614cm" svg:x="10.785cm" svg:y="18.904cm">
          <draw:text-box>
            <text:p><text:span text:style-name="T1">back</text:span></text:p>
          </draw:text-box>
        </draw:frame>
        <draw:connector draw:style-name="gr40" draw:text-style-name="P5" draw:layer="layout" draw:type="curve" svg:x1="13.692cm" svg:y1="20.538cm" svg:x2="9.007cm" svg:y2="20.599cm" draw:start-shape="id6" draw:start-glue-point="6" draw:end-shape="id7" draw:end-glue-point="10" svg:d="M13692 20538c-3513 0-1171 61-4685 61" svg:viewBox="0 0 4686 62">
          <text:p/>
        </draw:connector>
        <draw:connector draw:style-name="gr40" draw:text-style-name="P5" draw:layer="layout" draw:type="curve" svg:x1="11.462cm" svg:y1="11.713cm" svg:x2="8.447cm" svg:y2="11.871cm" draw:start-shape="id3" draw:start-glue-point="4" draw:end-shape="id4" draw:end-glue-point="11" svg:d="M11462 11713c0-771-3015-850-3015 158" svg:viewBox="0 0 3016 747">
          <text:p/>
        </draw:connector>
        <draw:connector draw:style-name="gr40" draw:text-style-name="P5" draw:layer="layout" draw:type="curve" svg:x1="8.836cm" svg:y1="21.012cm" svg:x2="14.276cm" svg:y2="21.122cm" draw:start-shape="id7" draw:start-glue-point="9" draw:end-shape="id6" draw:end-glue-point="8" svg:d="M8836 21012c0 1009 5440 954 5440 110" svg:viewBox="0 0 5441 751">
          <text:p/>
        </draw:connector>
        <draw:custom-shape draw:style-name="gr28" draw:text-style-name="P3" xml:id="id13" draw:id="id13" draw:layer="layout" svg:width="1.168cm" svg:height="1.168cm" svg:x="8.398cm" svg:y="2.711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5.645cm" svg:y1="1.652cm" svg:x2="3.989cm" svg:y2="6.526cm" draw:start-shape="id12" draw:start-glue-point="6" draw:end-shape="id2" draw:end-glue-point="6" svg:d="M5645 1652c-3235 0-2407 4874-1656 4874" svg:viewBox="0 0 2341 4875">
          <text:p/>
        </draw:connector>
        <draw:connector draw:style-name="gr40" draw:text-style-name="P5" draw:layer="layout" draw:type="curve" svg:x1="4.573cm" svg:y1="5.942cm" svg:x2="6.229cm" svg:y2="2.236cm" draw:start-shape="id2" draw:start-glue-point="4" draw:end-shape="id12" draw:end-glue-point="8" svg:d="M4573 5942c0-2778 1656-925 1656-3706" svg:viewBox="0 0 1657 3707">
          <text:p/>
        </draw:connector>
        <draw:connector draw:style-name="gr40" draw:text-style-name="P5" draw:layer="layout" draw:type="curve" svg:x1="4.573cm" svg:y1="5.942cm" svg:x2="8.398cm" svg:y2="3.295cm" draw:start-shape="id2" draw:start-glue-point="4" draw:end-shape="id13" draw:end-glue-point="6" svg:d="M4573 5942c0-1765 1275-2647 3825-2647" svg:viewBox="0 0 3826 2648">
          <text:p/>
        </draw:connector>
        <draw:connector draw:style-name="gr40" draw:text-style-name="P5" draw:layer="layout" draw:type="curve" svg:x1="6.813cm" svg:y1="1.652cm" svg:x2="8.436cm" svg:y2="1.652cm" draw:start-shape="id12" draw:start-glue-point="10" draw:end-shape="id14" draw:end-glue-point="6" svg:d="M6813 1652h1623" svg:viewBox="0 0 1624 1">
          <text:p/>
        </draw:connector>
        <draw:connector draw:style-name="gr40" draw:text-style-name="P5" draw:layer="layout" draw:type="curve" svg:x1="8.982cm" svg:y1="3.879cm" svg:x2="5.157cm" svg:y2="6.526cm" draw:start-shape="id13" draw:start-glue-point="8" draw:end-shape="id2" draw:end-glue-point="10" svg:d="M8982 3879c0 1765-1275 2647-3825 2647" svg:viewBox="0 0 3826 2648">
          <text:p/>
        </draw:connector>
        <draw:connector draw:style-name="gr40" draw:text-style-name="P5" draw:layer="layout" draw:type="curve" svg:x1="14.392cm" svg:y1="3.693cm" svg:x2="12.37cm" svg:y2="3.663cm" draw:start-shape="id15" draw:start-glue-point="6" draw:end-shape="id11" draw:end-glue-point="10" svg:d="M14392 3693c-1515 0-504-30-2022-30" svg:viewBox="0 0 2023 31">
          <text:p/>
        </draw:connector>
        <draw:connector draw:style-name="gr40" draw:text-style-name="P5" draw:layer="layout" draw:type="curve" svg:x1="17.419cm" svg:y1="7.436cm" svg:x2="14.976cm" svg:y2="4.277cm" draw:start-shape="id16" draw:start-glue-point="6" draw:end-shape="id15" draw:end-glue-point="8" svg:d="M17419 7436c-1629 0-2443-1053-2443-3159" svg:viewBox="0 0 2444 3160">
          <text:p/>
        </draw:connector>
        <draw:connector draw:style-name="gr40" draw:text-style-name="P5" draw:layer="layout" draw:type="curve" svg:x1="9.604cm" svg:y1="1.652cm" svg:x2="11.502cm" svg:y2="1.652cm" draw:start-shape="id14" draw:start-glue-point="10" draw:end-shape="id17" draw:end-glue-point="6" svg:d="M9604 1652h1898" svg:viewBox="0 0 1899 1">
          <text:p/>
        </draw:connector>
        <draw:connector draw:style-name="gr40" draw:text-style-name="P5" draw:layer="layout" draw:type="curve" svg:x1="12.67cm" svg:y1="1.652cm" svg:x2="14.385cm" svg:y2="1.649cm" draw:start-shape="id17" draw:start-glue-point="10" draw:end-shape="id18" draw:end-glue-point="6" svg:d="M12670 1652c1287 0 430-3 1715-3" svg:viewBox="0 0 1716 4">
          <text:p/>
        </draw:connector>
        <draw:connector draw:style-name="gr40" draw:text-style-name="P5" draw:layer="layout" draw:type="curve" svg:x1="15.553cm" svg:y1="1.649cm" svg:x2="17.329cm" svg:y2="1.645cm" draw:start-shape="id18" draw:start-glue-point="10" draw:end-shape="id19" draw:end-glue-point="6" svg:d="M15553 1649c1333 0 446-4 1776-4" svg:viewBox="0 0 1777 5">
          <text:p/>
        </draw:connector>
        <draw:connector draw:style-name="gr40" draw:text-style-name="P5" draw:layer="layout" draw:type="curve" svg:x1="17.913cm" svg:y1="2.228cm" svg:x2="17.987cm" svg:y2="6.852cm" draw:start-shape="id19" draw:start-glue-point="8" draw:end-shape="id16" draw:end-glue-point="4" svg:d="M17913 2228c0 3468 74 1156 74 4624" svg:viewBox="0 0 75 4625">
          <text:p/>
        </draw:connector>
        <draw:connector draw:style-name="gr40" draw:text-style-name="P5" draw:layer="layout" draw:type="curve" svg:x1="6.742cm" svg:y1="16.439cm" svg:x2="3.989cm" svg:y2="6.526cm" draw:start-shape="id20" draw:start-glue-point="6" draw:end-shape="id2" draw:end-glue-point="6" svg:d="M6742 16439c-4881 0-3504-9913-2753-9913" svg:viewBox="0 0 3523 9914">
          <text:p/>
        </draw:connector>
        <draw:connector draw:style-name="gr40" draw:text-style-name="P5" draw:layer="layout" draw:type="curve" svg:x1="4.16cm" svg:y1="6.939cm" svg:x2="3.154cm" svg:y2="24.833cm" draw:start-shape="id2" draw:start-glue-point="7" draw:end-shape="id9" draw:end-glue-point="6" svg:d="M4160 6939c-2262 0-1759 17894-1006 17894" svg:viewBox="0 0 1643 17895">
          <text:p/>
        </draw:connector>
        <draw:connector draw:style-name="gr40" draw:text-style-name="P5" draw:layer="layout" draw:type="curve" svg:x1="3.325cm" svg:y1="24.42cm" svg:x2="6.913cm" svg:y2="16.852cm" draw:start-shape="id9" draw:start-glue-point="5" draw:end-shape="id20" draw:end-glue-point="7" svg:d="M3325 24420c0-5674 3588-1891 3588-7568" svg:viewBox="0 0 3589 7569">
          <text:p/>
        </draw:connector>
        <draw:connector draw:style-name="gr40" draw:text-style-name="P5" draw:layer="layout" draw:type="curve" svg:x1="7.839cm" svg:y1="20.599cm" svg:x2="6.913cm" svg:y2="16.852cm" draw:start-shape="id7" draw:start-glue-point="6" draw:end-shape="id20" draw:end-glue-point="7" svg:d="M7839 20599c-618 0-926-1249-926-3747" svg:viewBox="0 0 927 3748">
          <text:p/>
        </draw:connector>
        <draw:connector draw:style-name="gr40" draw:text-style-name="P5" draw:layer="layout" draw:type="curve" svg:x1="4.573cm" svg:y1="7.11cm" svg:x2="7.326cm" svg:y2="15.855cm" draw:start-shape="id2" draw:start-glue-point="8" draw:end-shape="id20" draw:end-glue-point="4" svg:d="M4573 7110c0 6559 2753 2187 2753 8745" svg:viewBox="0 0 2754 8746">
          <text:p/>
        </draw:connector>
        <draw:connector draw:style-name="gr40" draw:text-style-name="P5" draw:layer="layout" draw:type="curve" svg:x1="14.975cm" svg:y1="15.82cm" svg:x2="7.326cm" svg:y2="15.855cm" draw:start-shape="id5" draw:start-glue-point="4" draw:end-shape="id20" svg:d="M14975 15820c0-751-7649-769-7649 35" svg:viewBox="0 0 7650 602">
          <text:p/>
        </draw:connector>
        <draw:connector draw:style-name="gr40" draw:text-style-name="P5" draw:layer="layout" draw:type="curve" svg:x1="4.573cm" svg:y1="7.11cm" svg:x2="7.45cm" svg:y2="12.284cm" draw:start-shape="id2" draw:start-glue-point="8" draw:end-shape="id4" draw:end-glue-point="6" svg:d="M4573 7110c0 3450 959 5174 2877 5174" svg:viewBox="0 0 2878 5175">
          <text:p/>
        </draw:connector>
        <draw:connector draw:style-name="gr40" draw:text-style-name="P5" draw:layer="layout" draw:type="curve" svg:x1="8.618cm" svg:y1="12.284cm" svg:x2="10.878cm" svg:y2="12.297cm" draw:start-shape="id4" draw:start-glue-point="10" draw:end-shape="id3" draw:end-glue-point="6" svg:d="M8618 12284c1696 0 567 13 2260 13" svg:viewBox="0 0 2261 14">
          <text:p/>
        </draw:connector>
        <draw:connector draw:style-name="gr40" draw:text-style-name="P5" draw:layer="layout" draw:type="curve" svg:x1="12.046cm" svg:y1="12.297cm" svg:x2="14.466cm" svg:y2="12.298cm" draw:start-shape="id3" draw:start-glue-point="10" draw:end-shape="id1" draw:end-glue-point="6" svg:d="M12046 12297c1815 0 605 1 2420 1" svg:viewBox="0 0 2421 2">
          <text:p/>
        </draw:connector>
        <draw:connector draw:style-name="gr40" draw:text-style-name="P5" draw:layer="layout" draw:type="curve" svg:x1="15.051cm" svg:y1="11.714cm" svg:x2="11.875cm" svg:y2="11.884cm" draw:start-shape="id1" draw:start-glue-point="4" draw:end-shape="id3" draw:end-glue-point="11" svg:d="M15051 11714c0-753-3176-838-3176 170" svg:viewBox="0 0 3177 747">
          <text:p/>
        </draw:connector>
        <draw:connector draw:style-name="gr40" draw:text-style-name="P5" draw:layer="layout" draw:type="curve" svg:x1="8.423cm" svg:y1="20.015cm" svg:x2="14.975cm" svg:y2="16.988cm" draw:start-shape="id7" draw:start-glue-point="4" draw:end-shape="id5" draw:end-glue-point="8" svg:d="M8423 20015c0-2269 6552-756 6552-3027" svg:viewBox="0 0 6553 3028">
          <text:p/>
        </draw:connector>
        <draw:connector draw:style-name="gr40" draw:text-style-name="P5" draw:layer="layout" draw:type="curve" svg:x1="7.326cm" svg:y1="17.023cm" svg:x2="14.975cm" svg:y2="16.988cm" draw:start-shape="id20" draw:start-glue-point="8" draw:end-shape="id5" draw:end-glue-point="8" svg:d="M7326 17023c0 753 7649 770 7649-35" svg:viewBox="0 0 7650 603">
          <text:p/>
        </draw:connector>
        <draw:connector draw:style-name="gr40" draw:text-style-name="P5" draw:layer="layout" draw:type="curve" svg:x1="7.964cm" svg:y1="16.422cm" svg:x2="14.391cm" svg:y2="16.404cm" draw:end-shape="id5" draw:end-glue-point="6" svg:d="M7964 16422c4444 0 1231-18 6427-18" svg:viewBox="0 0 6428 19">
          <text:p/>
        </draw:connector>
        <draw:custom-shape draw:style-name="gr28" draw:text-style-name="P3" xml:id="id22" draw:id="id22" draw:layer="layout" svg:width="1.168cm" svg:height="1.168cm" svg:x="19.422cm" svg:y="25.3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929cm" svg:height="0.848cm" svg:x="5.561cm" svg:y="24.155cm">
          <draw:text-box>
            <text:p><text:span text:style-name="T2">'*'</text:span></text:p>
          </draw:text-box>
        </draw:frame>
        <draw:frame draw:style-name="gr41" draw:text-style-name="P6" draw:layer="layout" svg:width="0.929cm" svg:height="0.848cm" svg:x="10.212cm" svg:y="24.155cm">
          <draw:text-box>
            <text:p><text:span text:style-name="T2">'*'</text:span></text:p>
          </draw:text-box>
        </draw:frame>
        <draw:connector draw:style-name="gr42" draw:text-style-name="P5" draw:layer="layout" draw:type="curve" draw:line-skew="1.01cm" svg:x1="17.053cm" svg:y1="25.449cm" svg:x2="3.739cm" svg:y2="25.417cm" draw:start-shape="id21" draw:start-glue-point="8" draw:end-shape="id9" draw:end-glue-point="8" svg:d="M17053 25449c0 2268-13314 2284-13314-32" svg:viewBox="0 0 13315 1736">
          <text:p/>
        </draw:connector>
        <draw:connector draw:style-name="gr42" draw:text-style-name="P5" draw:layer="layout" draw:type="curve" svg:x1="13.49cm" svg:y1="24.885cm" svg:x2="16.468cm" svg:y2="24.865cm" draw:start-shape="id10" draw:start-glue-point="10" draw:end-shape="id21" draw:end-glue-point="6" svg:d="M13490 24885c2233 0 745-20 2978-20" svg:viewBox="0 0 2979 21">
          <text:p/>
        </draw:connector>
        <draw:connector draw:style-name="gr42" draw:text-style-name="P5" draw:layer="layout" draw:type="curve" svg:x1="16.639cm" svg:y1="24.452cm" svg:x2="12.906cm" svg:y2="24.301cm" draw:start-shape="id21" draw:start-glue-point="5" draw:end-shape="id10" draw:end-glue-point="4" svg:d="M16639 24452c0-1008-3733-932-3733-151" svg:viewBox="0 0 3734 748">
          <text:p/>
        </draw:connector>
        <draw:connector draw:style-name="gr42" draw:text-style-name="P5" draw:layer="layout" draw:type="curve" draw:line-skew="0.889cm" svg:x1="17.637cm" svg:y1="24.865cm" svg:x2="5.157cm" svg:y2="6.526cm" draw:start-shape="id21" draw:start-glue-point="10" draw:end-shape="id2" draw:end-glue-point="10" svg:d="M17637 24865c2085 0 8325-18339-12480-18339" svg:viewBox="0 0 14996 18340">
          <text:p/>
        </draw:connector>
        <draw:frame draw:style-name="gr15" draw:text-style-name="P1" draw:layer="layout" svg:width="1.127cm" svg:height="1.461cm" svg:x="15.397cm" svg:y="25.479cm">
          <draw:text-box>
            <text:p><text:span text:style-name="T1">Yes</text:span></text:p>
            <text:p><text:span text:style-name="T1">No</text:span></text:p>
            <text:p><text:span text:style-name="T1"/></text:p>
          </draw:text-box>
        </draw:frame>
        <draw:connector draw:style-name="gr42" draw:text-style-name="P5" draw:layer="layout" draw:type="line" svg:x1="17.466cm" svg:y1="25.278cm" svg:x2="19.422cm" svg:y2="25.956cm" draw:start-shape="id21" draw:start-glue-point="9" draw:end-shape="id22" draw:end-glue-point="6" svg:d="M17466 25278l1956 678" svg:viewBox="0 0 1957 679">
          <text:p/>
        </draw:connector>
        <draw:line draw:style-name="gr42" draw:text-style-name="P5" draw:layer="layout" svg:x1="4.324cm" svg:y1="24.887cm" svg:x2="7.587cm" svg:y2="24.835cm">
          <text:p/>
        </draw:line>
        <draw:line draw:style-name="gr42" draw:text-style-name="P5" draw:layer="layout" svg:x1="8.804cm" svg:y1="24.809cm" svg:x2="12.299cm" svg:y2="24.913cm">
          <text:p/>
        </draw:line>
        <draw:connector draw:style-name="gr42" draw:text-style-name="P5" draw:layer="layout" draw:type="curve" draw:line-skew="0.551cm" svg:x1="20.006cm" svg:y1="26.54cm" svg:x2="3.739cm" svg:y2="25.417cm" draw:start-shape="id22" draw:start-glue-point="8" draw:end-shape="id9" draw:end-glue-point="8" svg:d="M20006 26540c0 1579-16267 2141-16267-1123" svg:viewBox="0 0 16268 2385">
          <text:p/>
        </draw:connector>
        <draw:frame draw:style-name="gr43" draw:text-style-name="P1" draw:layer="layout" svg:width="1.145cm" svg:height="0.614cm" svg:x="17.468cm" svg:y="25.766cm">
          <draw:text-box>
            <text:p><text:span text:style-name="T1">save</text:span></text:p>
          </draw:text-box>
        </draw:frame>
        <draw:custom-shape draw:style-name="gr44" draw:text-style-name="P7" xml:id="id23" draw:id="id23" draw:layer="layout" svg:width="1.168cm" svg:height="1.168cm" svg:x="5.479cm" svg:y="21.973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5" draw:layer="layout" draw:type="curve" svg:x1="3.739cm" svg:y1="24.249cm" svg:x2="5.479cm" svg:y2="22.557cm" draw:start-shape="id9" draw:start-glue-point="4" draw:end-shape="id23" draw:end-glue-point="6" svg:d="M3739 24249c0-1128 580-1692 1740-1692" svg:viewBox="0 0 1741 1693">
          <text:p/>
        </draw:connector>
        <draw:frame draw:style-name="gr43" draw:text-style-name="P1" draw:layer="layout" svg:width="1.145cm" svg:height="0.614cm" svg:x="3.776cm" svg:y="22.688cm">
          <draw:text-box>
            <text:p><text:span text:style-name="T1">load</text:span></text:p>
          </draw:text-box>
        </draw:frame>
        <draw:connector draw:style-name="gr42" draw:text-style-name="P5" draw:layer="layout" draw:type="curve" svg:x1="6.647cm" svg:y1="22.557cm" svg:x2="17.053cm" svg:y2="24.281cm" draw:start-shape="id23" draw:start-glue-point="10" draw:end-shape="id21" draw:end-glue-point="4" svg:d="M6647 22557c6938 0 10406 574 10406 1724" svg:viewBox="0 0 10407 17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23T16:43:10.232573000</dc:date>
    <meta:editing-duration>P1DT22H43M26S</meta:editing-duration>
    <meta:editing-cycles>14</meta:editing-cycles>
    <meta:generator>LibreOffice/4.4.0.3$MacOSX_X86_64 LibreOffice_project/de093506bcdc5fafd9023ee680b8c60e3e0645d7</meta:generator>
    <meta:printed-by>Mark Mara</meta:printed-by>
    <meta:print-date>2014-12-09T11:39:56.719003091</meta:print-date>
    <meta:document-statistic meta:object-count="115"/>
  </office:meta>
</office:document-meta>
</file>